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list-style-name="L3"/>
    <style:style style:name="P8" style:family="paragraph" style:parent-style-name="Standard" style:list-style-name="L3">
      <style:paragraph-properties fo:margin-left="-1.251cm" fo:margin-right="0cm" fo:text-indent="0cm" style:auto-text-indent="false"/>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list-style-name="L7"/>
    <style:style style:name="P14" style:family="paragraph" style:parent-style-name="Standard" style:list-style-name="L8">
      <style:text-properties fo:font-weight="normal" style:font-weight-asian="normal" style:font-weight-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yvojova dokumentacia</text:p>
      <text:p text:style-name="Standard"/>
      <text:p text:style-name="Standard">Pouzitie RMI</text:p>
      <text:p text:style-name="Standard">BioCASE – Pouzitie, vyhody, preco</text:p>
      <text:p text:style-name="Standard">Architektura klient-server</text:p>
      <text:p text:style-name="Standard">GUI developement – Matisse, Swing – problemy, skusenosti [do not use f-word too often]</text:p>
      <text:p text:style-name="P1">Hibernate – Pouzitie, preco, vyhody, nevyhody</text:p>
      <text:p text:style-name="P1">Databaze – Skusenosti, preco postgre, preco nie ine, ako sa to vyvijalo</text:p>
      <text:p text:style-name="Standard">Nejaky uvod podobny uvodu user manualu – existujuce programy atp.</text:p>
      <text:p text:style-name="P2">Rozdelnie uloh</text:p>
      <text:p text:style-name="P1">Installer</text:p>
      <text:p text:style-name="P1">Důvody omeškání projektu</text:p>
      <text:p text:style-name="P1"/>
      <text:p text:style-name="P1"/>
      <text:p text:style-name="P1">Důvody omeškání projektu</text:p>
      <text:list text:style-name="L1">
        <text:list-item>
          <text:p text:style-name="P3">komunikace s budoucími uživateli – botaniky často špatná a pomalá, nejasné požadavky</text:p>
        </text:list-item>
        <text:list-item>
          <text:p text:style-name="P3">Neznalost botanické problematiky – nebylo nám vždy jasné zamýšlené použití (jak to dělaj=i botanici v praxi), neoreientovali jsme se ze zečátku v problematice</text:p>
        </text:list-item>
        <text:list-item>
          <text:p text:style-name="P3">Nedostatek zkušeností s použitými technologiemi – problémy s RMI, Hibernate, databázovými systémi které jsou popsané níže</text:p>
        </text:list-item>
      </text:list>
      <text:p text:style-name="P1"/>
      <text:p text:style-name="Standard"/>
      <text:p text:style-name="P1">Instalátor</text:p>
      <text:p text:style-name="Standard">Pro Plantlore jsme se royhodli použít instalátor IzPack 3.8. Jedná se o multiplatformní instalátor napsaný v Javě co nám vyhovovalo, protože se zjednodušila příprava instalátoru pro různé platformy. Instalátor byl úspěšně otestován na platformě Win32, Linus a Apple Macintosh.</text:p>
      <text:p text:style-name="Standard"/>
      <text:p text:style-name="Standard">Součástí instalace pro platformu Windows je takz instalace databázového systému PostgreSQL pro kterou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Standard"/>
      <text:p text:style-name="Standard">Instalátor je lokalizovaný do dvou jayzků, češtiny a angličtiny</text:p>
      <text:p text:style-name="Standard"/>
      <text:p text:style-name="P1">Hibernate</text:p>
      <text:p text:style-name="P4">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 teda nemusí programátor používat přímo jazyk SQL ale může využít pestrou nabídku API které Hibernate poskytyuje včetně vlastního dotazovacího jazyka podobného SQL (který se nazývá HQL – Hibernate Query Language).</text:p>
      <text:p text:style-name="P4"><text:tab/>Tyto výhody se sebou samozřejmě nesou i řadu nevýhod. Programátor je omezený na to co poskytuje Hibernate a nemůže naplno využít potenciál použitého Databázového systému (bez stráty přenositelnosti)</text:p>
      <text:p text:style-name="P4"/>
      <text:p text:style-name="P4">Naše zkušenosti</text:p>
      <text:p text:style-name="P4">Před prácí na projektu jsme neměli žádné zkušenosti se systémem Hibernate.Jehon použití nám v některých ohledech pomohlo ale také sme narazili na závažné problémy v kombinaci Hibernate-u a jiných technologií. Nastiníme některé z těchto problémů.</text:p>
      <text:list text:style-name="L2">
        <text:list-item>
          <text:p text:style-name="P5">Hiberanate a RMI </text:p>
          <text:p text:style-name="P5">Použití Hibernate a Remote Method Invcation se ukázalo být velmi problematické, neboť jsme byli nuceni psát vrstvu která byla mezi Hibernate a samotnou aplikací aby bylo možné zabezpečit posílání objektů mezi klientem a serverem (pomocí RMI nebylo rozumně možné posílat objekty které Hibernatu). Další problém se ukázal při přenosu tzv. holder objektů, které zapouzdřují data z databáze do objektů jazyku java. Hibernate tyto objekty používá pro ukládání dat do perzistentního uložiště a vadí mu pokud jsou serializovány a posílany pomocí mechanizmu RMI ze serveru na <text:s/>klienta a zpátky</text:p>
        </text:list-item>
        <text:list-item>
          <text:p text:style-name="P5">Hibernate a DB systém FirebirdSQL – 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p text:style-name="P4"/>
      <text:p text:style-name="Standard"/>
      <text:p text:style-name="Standard"/>
      <text:p text:style-name="P1">Rozdelení úkolů</text:p>
      <text:p text:style-name="P1"/>
      <text:p text:style-name="P6">Lada Oberreiterová</text:p>
      <text:list text:style-name="L3">
        <text:list-item>
          <text:p text:style-name="P7">Webová část aplikace využívající BioCASE provider software</text:p>
          <text:list>
            <text:list-item>
              <text:p text:style-name="P7">Přizpůsobení aplikace pro naše potřeby, komunikace s vývojáři BioCASE</text:p>
            </text:list-item>
            <text:list-item>
              <text:p text:style-name="P7">Testování a opravy aplikace pro využití s databázemi PostgreSQL a Firebird</text:p>
            </text:list-item>
            <text:list-item>
              <text:p text:style-name="P7">Namapování Plantlore databáze na standardy ABCD Schema 1.2, ABCD Schema 2.06, Darwin Core</text:p>
              <text:list>
                <text:list-item>
                  <text:p text:style-name="P8">Klient Plantlore: Správa metadat, Správa uživatelů, Celková historie, historie záznamu, Převody mezi souřadnými soustavami. Implementace různých formátů pro exportu. Uživatelská a programátorská dokumentace těchto částí</text:p>
                </text:list-item>
                <text:list-item>
                  <text:p text:style-name="P8">Návrh grafického vzhledu webové části</text:p>
                </text:list-item>
                <text:list-item>
                  <text:p text:style-name="P8">Příprava a úpravy databázovéhu schematu, udržování databáze</text:p>
                </text:list-item>
              </text:list>
            </text:list-item>
          </text:list>
        </text:list-item>
      </text:list>
      <text:p text:style-name="Standard"/>
      <text:p text:style-name="Standard"/>
      <text:p text:style-name="P6">Erik Kratochvíl</text:p>
      <text:list text:style-name="L4">
        <text:list-item>
          <text:p text:style-name="P9">Implementace RMI mechanizmu pro komunikaci klientu a serveru</text:p>
        </text:list-item>
        <text:list-item>
          <text:p text:style-name="P9">Plantlore klient: Kostra pro Import a Export nálezů</text:p>
        </text:list-item>
        <text:list-item>
          <text:p text:style-name="P9">Celá serverová část aplikace</text:p>
        </text:list-item>
        <text:list-item>
          <text:p text:style-name="P9">Spolupráce na impementaci vrstvy DBLayer</text:p>
        </text:list-item>
        <text:list-item>
          <text:p text:style-name="P9">Práce na společných částech Swing GUI – ProgressBary, inteligentní ComboBoxy.</text:p>
        </text:list-item>
        <text:list-item>
          <text:p text:style-name="P9">Načítání a spracování XML dokumentů</text:p>
        </text:list-item>
      </text:list>
      <text:p text:style-name="Standard"/>
      <text:p text:style-name="Standard">Tomáš Kovařík</text:p>
      <text:list text:style-name="L5">
        <text:list-item>
          <text:p text:style-name="P10">Vrstva DBLayer pro přístup k databázi, rozhraní pro zadávání dotazů, použití ORM systému Hibernate</text:p>
        </text:list-item>
        <text:list-item>
          <text:p text:style-name="P10">Plantlore klient: Správa autorů, Správa publikací, Vytváření nové databáze, Systém pro zobrazování interkativní nápovědy.</text:p>
        </text:list-item>
        <text:list-item>
          <text:p text:style-name="P10">Instalátor (lokalizace, instalace PostgreSQL, vytváření odkazů)</text:p>
        </text:list-item>
        <text:list-item>
          <text:p text:style-name="P10">Stránky projektu na plantlore.berlios.de resp. plantlore.sourceforge.net</text:p>
        </text:list-item>
        <text:list-item>
          <text:p text:style-name="P10">Příprava databázového schematu</text:p>
          <text:p text:style-name="P10"/>
        </text:list-item>
      </text:list>
      <text:p text:style-name="P6">Jakub kotowski</text:p>
      <text:list text:style-name="L6">
        <text:list-item>
          <text:p text:style-name="P11">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1">Instalátor (základní kostra – výběr balíčků, jednotlivé informační panely)</text:p>
        </text:list-item>
        <text:list-item>
          <text:p text:style-name="P11">Práce na společných částech Swing GUI – ProgressBary</text:p>
        </text:list-item>
        <text:list-item>
          <text:p text:style-name="P11">Stránky projektu na plantlore.berlios.de resp. plantlore.sourceforge.net</text:p>
        </text:list-item>
        <text:list-item>
          <text:p text:style-name="P11">Správa systému pro správu verzí (SVN)</text:p>
        </text:list-item>
      </text:list>
      <text:p text:style-name="Standard"/>
      <text:p text:style-name="P12">Společné úkoly</text:p>
      <text:list text:style-name="L7">
        <text:list-item>
          <text:p text:style-name="P13">komunikace se zadavateli – Botaniky y jihočeské pobočky ČBS</text:p>
        </text:list-item>
        <text:list-item>
          <text:p text:style-name="P13">Hledání informací o jiných podobných projektech, botanických programech používaných v české republice</text:p>
        </text:list-item>
      </text:list>
      <text:p text:style-name="Standard"/>
      <text:p text:style-name="Standard"/>
      <text:p text:style-name="P1">Databázový systém</text:p>
      <text:p text:style-name="P4">Náš původní cíl byl aby Plantlore fungovala nad různými databázovými systémy. Nakonec jsme se ale počas vývoje rozhodli, že použijeme systém PostgreSQL díky jeho kompatibilite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8">
        <text:list-item>
          <text:p text:style-name="P14">FirebirdSQL – Jak je poznemenáno v části o systému Hibernate, je Firebird v současné stabilní verzi nekomaptibilní s tím jak používáme v Plantlore systém Hibernate. Mezi problémy na které jsme narazili patří:</text:p>
          <text:list>
            <text:list-item>
              <text:p text:style-name="P14">Nemožnost vykonat velké SQL SELECT dotazy kterých plán vykonání je větší než určitá mez. Problém vyniká v Hibernate který SQL dotazy generuje sám a částo používá velké dotazy s mnoha tabulkami. Toto chování je možné do urćité míry upravit ale dochází při tom k dalším problémům. Firebird 2.0 toto již řeší.</text:p>
            </text:list-item>
            <text:list-item>
              <text:p text:style-name="P14">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14">MySQL – Tento systém byl testován v úvodních fázích vývoje ale narazili jsme na několik už tradičních problémů – od vnořených dotazů až po správu rolí a uživatelů. Systém se vyvíjí a v posledních major verzích implementuje mnoho požadovaných clastností, rozhodli jsme se ale, že existují lepší možnosti</text:p>
        </text:list-item>
        <text:list-item>
          <text:p text:style-name="P14">Oracle – databázový systém Oracle je sice dostupný pro osobní použití, jedná se ale stále o proprietární produkt který je sice vyspělý ale pro naše potřeby asi málo použitelný, neboť typický botanik si ho nebude instalovat na svôj domácí počítač.</text:p>
        </text:list-item>
        <text:list-item>
          <text:p text:style-name="P14">PostgreSQL – Tento systém nás zaujal jednoduchostí administrace, dostupností dokumentace, kompatibilitou, podporovanými platformami a vcelku dobrou podporou pro kódování UTF8 s kterým jsme měli také problémy u jiných systémů</text:p>
        </text:list-item>
      </text:list>
      <text:p text:style-name="Standard"/>
      <text:p text:style-name="Standard"/>
      <text:p text:style-name="Standard"/>
      <text:p text:style-name="P1">Seznam použitých knihoven</text:p>
      <text:p text:style-name="P1"/>
      <text:p text:style-name="Standard">Všechny knihovny a použité zdroje jsou volně šiřitelný software distribuovaný pod různými licenecemi pro vývoj open-source software. Použití těchto knihoven a zdrojů nám umožnilo věnovat maximum úsilí na vlastní vývoj Plantlore a dosáhniut co nejkvalitnější aplikace z uživatelského hlediska.</text:p>
      <text:p text:style-name="Standard"/>
      <text:p text:style-name="Standard">V plantlore jsme použili následující knihovny (u každé knihovny následuje krátký popis)</text:p>
      <text:p text:style-name="Standard">log4j-1.2.13.jar – Log4j - Nástroj pro zaznamenávání logovacích výpisů</text:p>
      <text:p text:style-name="Standard">jcalendar-1.3.1.jar – jCalendar - <text:s/>knihovna pro výběr data z kalendáře<text:line-break/>looks-2.0.2.jar - JGoodies look &amp; feel – Knihovna pro vzhled uživatelského rozhraní v Javě<text:line-break/>dom4j-1.6.jar - Dom4j – Knihovna pro parsování a práci s XML daty<text:line-break/>swing-layout-1.0.jar -Matisse - Knihovna použitá pro návrh uživatelského prostředí<text:line-break/>spin.jar - Knihovna pro vytváření nezamrzajících uźivatelských rozhraní ve Swingu <text:line-break/>jasperreports-1.2.1.jar - Jasper reports – Nástroj pro tvorbu, export a tisk reportů <text:line-break/>antlr-2.7.5H3.jar – Apache Ant – nástroj pro sestavování a spouštění build-skriptů</text:p>
      <text:p text:style-name="Standard">hibernate3.jar – Systém pro objektově relační mapování</text:p>
      <text:p text:style-name="Standard">jh.jar – Java Help 2.0 – Systém pro tvorbu interaktivního helpu</text:p>
      <text:p text:style-name="Standard">jxl.jar – Nástroj pro spracování XLS dokumentů</text:p>
      <text:p text:style-name="Standard">mysql-connector-java-3.1.12-bin.jar – JDBC ovladač pro MySQL</text:p>
      <text:p text:style-name="Standard">postgresql-8.0-311.jdbc2.jar – JDBC ovladač pro PostgreSQL</text:p>
      <text:p text:style-name="Standard">jaybird-full-2.1.0.jar – JDBC ovladač pro Fireb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9-07T07:54:24</meta:creation-date>
    <dc:creator>Tomáš Kovařík</dc:creator>
    <dc:date>2006-09-07T10:02:21</dc:date>
    <dc:language>sk-SK</dc:language>
    <meta:editing-cycles>13</meta:editing-cycles>
    <meta:editing-duration>PT2H7M56S</meta:editing-duration>
    <meta:user-defined meta:name="Info 1"/>
    <meta:user-defined meta:name="Info 2"/>
    <meta:user-defined meta:name="Info 3"/>
    <meta:user-defined meta:name="Info 4"/>
    <meta:document-statistic meta:table-count="0" meta:image-count="0" meta:object-count="0" meta:page-count="4" meta:paragraph-count="77" meta:word-count="1308" meta:character-count="9391"/>
  </office:meta>
</office:document-meta>
</file>